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am Name: TicToc (some funny opening about the name)</text:p>
      <text:p text:style-name="P1"/>
      <text:p text:style-name="P1">Team details: Parth Pareek</text:p>
      <text:p text:style-name="P1"><text:tab/> <text:s text:c="9"/>Pranav Kochatta</text:p>
      <text:p text:style-name="P1"><text:tab/> <text:s text:c="9"/>Tanay Upadhyaya</text:p>
      <text:p text:style-name="P1"/>
      <text:p text:style-name="P1">Idea for KooKoo problem statement: shareSMSride</text:p>
      <text:p text:style-name="P1"/>
      <text:p text:style-name="P1">An SMS app to progogate carpooling in India and to provide a backend solution to the frondline problem of carpool service agencies in India: communication. shareSMSride aims to meet these two requirements by providing an ease of access to all commutors and also opening up a channel between the industry and its customers.</text:p>
      <text:p text:style-name="P1"/>
      <text:p text:style-name="P1">It does so by giving services like registering, making carpool requests, getting to know fellow commutors and so on on a medium of easy daily use, SMS. It does the same for the service agents, by making sure that they never miss any communication from their users. This can be extended to a web medium also.</text:p>
      <text:p text:style-name="P1"/>
      <text:p text:style-name="P1">“Where would I find someone to share a cab with me?” “How do I contact a carpool agency?” “Where can I get non-smokers to carpool with me?”</text:p>
      <text:p text:style-name="P1"/>
      <text:p text:style-name="P1">It will all start with users that are looking for a fellow commutor to share a ride or for a service agency for carpoolings. Anyone wanting to carpool can do a one-time registration through an SMS and become a member of the shareSMSride network which will connect him to a carpool service agency. He, at the time of registration, can give him preferences for fellow riders.</text:p>
      <text:p text:style-name="P1"/>
      <text:p text:style-name="P1">Now, at any point of time, when he feels the need to carpool, he can express his trip request in an SMS which will inform the already registered service agent about such a request. He may match this request with a previous similar one which has compatible start and end locations and time. On scheduling such a trip, he can then send a notification to all commutors who had made such a trip request using one just one SMS to shareSMSride. One can initiate a group chat with everyone else to get to know each other more before the trip happens, again with just an SMS.</text:p>
      <text:p text:style-name="P1"/>
      <text:p text:style-name="P1">The service agency does not want be cut off from their customers just as soon as the trip is over. For this, we extend out an interactive voice response system which will allow users to record their valuable reviews for a particular trip. All the SMS communication is routed through KooKoo and the reviews are also done by voice call services provided by KooKoo. KooKoo can have a tie-up with all willing carpool service agencies and for it, the next step would be to put such a service on web, to provide a common access point for all such service agencies and their users.</text:p>
      <text:p text:style-name="P1"/>
      <text:p text:style-name="P1">The complete installtional and usage instructions are shared along with the complete apps on our reposi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ay </meta:initial-creator>
    <meta:creation-date>2012-09-22T18:27:52</meta:creation-date>
    <dc:date>2012-09-22T19:26:46</dc:date>
    <dc:creator>Tanay </dc:creator>
    <meta:editing-duration>PT4M31S</meta:editing-duration>
    <meta:editing-cycles>1</meta:editing-cycles>
    <meta:document-statistic meta:table-count="0" meta:image-count="0" meta:object-count="0" meta:page-count="1" meta:paragraph-count="12" meta:word-count="451" meta:character-count="2568" meta:non-whitespace-character-count="2107"/>
    <meta:generator>LibreOffice/3.5$Linux_X86_64 LibreOffice_project/350m1$Build-2</meta:generator>
  </office:meta>
</office:document-meta>
</file>